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1.7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0.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42cm" fo:min-width="0.788cm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1pt" fo:language="en" fo:country="GB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cm" svg:height="3.1cm" svg:x="6.4cm" svg:y="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t</text:span></text:p>
          <text:p text:style-name="P1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2.2cm" svg:height="3.1cm" svg:x="3.7cm" svg:y="3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9cm" svg:y1="3.226cm" svg:x2="6.401cm" svg:y2="3.226cm" draw:start-shape="id1" draw:start-glue-point="6" draw:end-shape="id2" draw:end-glue-point="4" svg:d="M5900 3226h501" svg:viewBox="0 0 502 1">
          <text:p/>
        </draw:connector>
        <draw:connector draw:style-name="gr2" draw:text-style-name="P2" draw:layer="layout" svg:x1="5.9cm" svg:y1="5.898cm" svg:x2="6.401cm" svg:y2="5.861cm" draw:start-shape="id1" draw:start-glue-point="7" draw:end-shape="id2" draw:end-glue-point="5" svg:d="M5900 5898h250v-37h251" svg:viewBox="0 0 502 38">
          <text:p/>
        </draw:connector>
        <draw:custom-shape draw:style-name="gr3" draw:text-style-name="P2" xml:id="id3" draw:id="id3" draw:layer="layout" svg:width="1.3cm" svg:height="1.3cm" svg:x="0.4cm" svg:y="3.9cm">
          <text:p text:style-name="P2">+</text:p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2.3cm" svg:height="0.7cm" draw:transform="rotate (-1.5707963267949) translate (10cm 3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xml:id="id4" draw:id="id4">
          <draw:line draw:style-name="gr5" draw:text-style-name="P3" draw:layer="layout" svg:x1="1.5cm" svg:y1="3.086cm" svg:x2="1.621cm" svg:y2="2.9cm">
            <text:p/>
          </draw:line>
          <draw:line draw:style-name="gr5" draw:text-style-name="P3" draw:layer="layout" svg:x1="1.873cm" svg:y1="3.278cm" svg:x2="1.619cm" svg:y2="2.9cm">
            <text:p/>
          </draw:line>
          <draw:line draw:style-name="gr5" draw:text-style-name="P3" draw:layer="layout" svg:x1="2.37cm" svg:y1="3.3cm" svg:x2="2.624cm" svg:y2="2.922cm">
            <text:p/>
          </draw:line>
          <draw:line draw:style-name="gr5" draw:text-style-name="P3" draw:layer="layout" svg:x1="1.86cm" svg:y1="3.287cm" svg:x2="2.114cm" svg:y2="2.909cm">
            <text:p/>
          </draw:line>
          <draw:line draw:style-name="gr5" draw:text-style-name="P3" draw:layer="layout" svg:x1="2.38cm" svg:y1="3.297cm" svg:x2="2.126cm" svg:y2="2.919cm">
            <text:p/>
          </draw:line>
          <draw:line draw:style-name="gr5" draw:text-style-name="P3" draw:layer="layout" svg:x1="2.884cm" svg:y1="3.298cm" svg:x2="2.63cm" svg:y2="2.92cm">
            <text:p/>
          </draw:line>
          <draw:line draw:style-name="gr5" draw:text-style-name="P3" draw:layer="layout" svg:x1="2.879cm" svg:y1="3.279cm" svg:x2="3cm" svg:y2="3.093cm">
            <text:p/>
          </draw:line>
        </draw:g>
        <draw:connector draw:style-name="gr2" draw:text-style-name="P2" draw:layer="layout" svg:x1="1.05cm" svg:y1="3.9cm" svg:x2="1.5cm" svg:y2="3.1cm" draw:start-shape="id3" draw:start-glue-point="4" draw:end-shape="id4" draw:end-glue-point="3" svg:d="M1050 3900v-800h450" svg:viewBox="0 0 451 801">
          <text:p/>
        </draw:connector>
        <draw:connector draw:style-name="gr2" draw:text-style-name="P2" draw:layer="layout" svg:x1="1.05cm" svg:y1="5.2cm" svg:x2="3.701cm" svg:y2="5.861cm" draw:start-shape="id3" draw:start-glue-point="8" draw:end-shape="id1" draw:end-glue-point="5" svg:d="M1050 5200v661h2651" svg:viewBox="0 0 2652 662">
          <text:p/>
        </draw:connector>
        <draw:connector draw:style-name="gr2" draw:text-style-name="P2" draw:layer="layout" draw:line-skew="-0.275cm" svg:x1="3cm" svg:y1="3.1cm" svg:x2="3.701cm" svg:y2="3.226cm" draw:start-shape="id4" draw:start-glue-point="1" draw:end-shape="id1" draw:end-glue-point="4" svg:d="M3000 3100h100v126h601" svg:viewBox="0 0 702 127">
          <text:p/>
        </draw:connector>
        <draw:connector draw:style-name="gr2" draw:text-style-name="P2" draw:layer="layout" svg:x1="9.65cm" svg:y1="3.687cm" svg:x2="8.6cm" svg:y2="3.226cm" draw:start-shape="id5" draw:start-glue-point="6" draw:end-shape="id2" draw:end-glue-point="6" svg:d="M9650 3687v-461h-1050" svg:viewBox="0 0 1051 462">
          <text:p/>
        </draw:connector>
        <draw:connector draw:style-name="gr2" draw:text-style-name="P2" draw:layer="layout" svg:x1="8.6cm" svg:y1="5.898cm" svg:x2="9.65cm" svg:y2="5.413cm" draw:start-shape="id2" draw:start-glue-point="7" draw:end-shape="id5" draw:end-glue-point="4" svg:d="M8600 5898h1050v-485" svg:viewBox="0 0 1051 486">
          <text:p/>
        </draw:connector>
        <draw:ellipse draw:style-name="gr2" draw:text-style-name="P2" draw:layer="layout" svg:width="0.71cm" svg:height="2.9cm" svg:x="9.79cm" svg:y="2.899cm" draw:kind="arc" draw:start-angle="278.91" draw:end-angle="68.54">
          <text:p/>
        </draw:ellipse>
        <draw:ellipse draw:style-name="gr2" draw:text-style-name="P2" draw:layer="layout" svg:width="0.71cm" svg:height="2.9cm" svg:x="9.99cm" svg:y="2.899cm" draw:kind="arc" draw:start-angle="278.91" draw:end-angle="68.54">
          <text:p/>
        </draw:ellipse>
        <draw:ellipse draw:style-name="gr2" draw:text-style-name="P2" draw:layer="layout" svg:width="0.71cm" svg:height="2.9cm" svg:x="9.59cm" svg:y="2.917cm" draw:kind="arc" draw:start-angle="278.91" draw:end-angle="68.54">
          <text:p/>
        </draw:ellipse>
        <draw:frame draw:style-name="gr6" draw:text-style-name="P5" draw:layer="layout" svg:width="2.2cm" svg:height="1.2cm" svg:x="8.9cm" svg:y="2.1cm">
          <draw:text-box>
            <text:p text:style-name="P4">Audio O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1T17:16:09.475469583</dc:date>
    <meta:editing-duration>PT55M</meta:editing-duration>
    <meta:editing-cycles>18</meta:editing-cycles>
    <meta:generator>LibreOffice/6.4.6.2$Linux_X86_64 LibreOffice_project/40$Build-2</meta:generator>
    <meta:document-statistic meta:object-count="23"/>
  </office:meta>
</office:document-meta>
</file>